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0c7" officeooo:paragraph-rsid="000050c7"/>
    </style:style>
    <style:style style:name="T1" style:family="text">
      <style:text-properties officeooo:rsid="0000a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nclature des classes</text:p>
      <text:p text:style-name="P1"/>
      <text:p text:style-name="P1">1. les noms des classes doivent être égales aux noms des fichiers</text:p>
      <text:p text:style-name="P1"><text:tab/>ex :fichier : <text:s/><text:span text:style-name="T1">P</text:span>ersonne.php</text:p>
      <text:p text:style-name="P1"><text:tab/> <text:s text:c="4"/>classe : Personne</text:p>
      <text:p text:style-name="P1"><text:tab/>CamelCase : ex : ClientModel</text:p>
      <text:p text:style-name="P1">2. les nom des variables : les CamelCase. Ex : nomVariable.</text:p>
      <text:p text:style-name="P1">3. les nom des méthodes : underscore pour les méthodes qui sont composés de deux noms. Ex : get_Id()</text:p>
      <text:p text:style-name="P1">4. <text:span text:style-name="T1">Tour</text:span> commenter votre codes banduku</text:p>
      <text:p text:style-name="P1">5. commits : [ALLIAS] Commentaire en question ( en français <text:span text:style-name="T1">bien</text:span> sure).</text:p>
      <text:p text:style-name="P1"><text:tab/>ALLIAS : </text:p>
      <text:p text:style-name="P1"><text:tab/>-NEW : Création d’un nouveau fichiers</text:p>
      <text:p text:style-name="P1"><text:tab/>- ADD : - Création d’un class dans un fichiers</text:p>
      <text:p text:style-name="P1"><text:tab/>-UPDATE : pour <text:span text:style-name="T1">toute</text:span> <text:span text:style-name="T1">modification</text:span></text:p>
      <text:p text:style-name="P1"><text:tab/>-DELETE : pour toute suppression</text:p>
      <text:p text:style-name="P1"><text:tab/>- FIX : pour toute <text:span text:style-name="T1">résolution</text:span> d’un bug. Ex :: [NEW] Création du fichier Personne.php</text:p>
      <text:p text:style-name="P1"><text:tab/>ex : [NEW] Création du fichier Personne.php</text:p>
      <text:p text:style-name="P1">6. Utilisation des routes. (faire une bonne configuration</text:p>
      <text:p text:style-name="P1">7. pour Charger une librairie, un model, il faut le configurer dans le fichier autol<text:span text:style-name="T1">o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0:37:00.535164142</meta:creation-date>
    <dc:date>2019-04-17T10:51:45.931587243</dc:date>
    <meta:editing-duration>PT4M15S</meta:editing-duration>
    <meta:editing-cycles>1</meta:editing-cycles>
    <meta:document-statistic meta:table-count="0" meta:image-count="0" meta:object-count="0" meta:page-count="1" meta:paragraph-count="18" meta:word-count="148" meta:character-count="872" meta:non-whitespace-character-count="725"/>
    <meta:generator>LibreOffice/6.0.7.3$Linux_X86_64 LibreOffice_project/00m0$Build-3</meta:generator>
  </office:meta>
</office:document-meta>
</file>